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1ea" officeooo:paragraph-rsid="001801ea"/>
    </style:style>
    <style:style style:name="P2" style:family="paragraph" style:parent-style-name="Standard">
      <style:text-properties officeooo:rsid="00194fe1" officeooo:paragraph-rsid="00194fe1"/>
    </style:style>
    <style:style style:name="P3" style:family="paragraph" style:parent-style-name="Standard">
      <style:text-properties officeooo:rsid="001b0168" officeooo:paragraph-rsid="001b01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n:</text:p>
      <text:p text:style-name="P2">DLM Bauten</text:p>
      <text:p text:style-name="Standard"><text:a xlink:type="simple" xlink:href="https://data.bev.gv.at/geonetwork/srv/eng/catalog.search#/metadata/6a5b702d-fc01-4230-9a70-7fccee20d01a" text:style-name="Internet_20_link" text:visited-style-name="Visited_20_Internet_20_Link">https://data.bev.gv.at/geonetwork/srv/eng/catalog.search#/metadata/6a5b702d-fc01-4230-9a70-7fccee20d01a</text:a></text:p>
      <text:p text:style-name="Standard"/>
      <text:p text:style-name="P2">VGD</text:p>
      <text:p text:style-name="Standard"><text:a xlink:type="simple" xlink:href="https://data.bev.gv.at/geonetwork/srv/eng/catalog.search#/metadata/2d6ae2c7-af9e-4046-b54c-ee907964ee01" text:style-name="Internet_20_link" text:visited-style-name="Visited_20_Internet_20_Link">https://data.bev.gv.at/geonetwork/srv/eng/catalog.search#/metadata/2d6ae2c7-af9e-4046-b54c-ee907964ee01</text:a></text:p>
      <text:p text:style-name="Standard"/>
      <text:p text:style-name="P3">Vorgehen Plan 1</text:p>
      <text:p text:style-name="P3">- Anzahl der Schulen in den Bundesländern anhand von BEV-Daten</text:p>
      <text:p text:style-name="P3">1) VGD Dissolve (anhand BL)</text:p>
      <text:p text:style-name="P3">2) Join Attributes By Location</text:p>
      <text:p text:style-name="P3">3) Drop Fields von Join Lay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4:36:13.403176537</meta:creation-date>
    <dc:date>2024-02-27T20:08:56.394799947</dc:date>
    <meta:editing-duration>PT7M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35" meta:character-count="388" meta:non-whitespace-character-count="363"/>
  </office:meta>
</office:document-meta>
</file>